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Georgia" svg:font-family="Georg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423cm" fo:margin-bottom="0.035cm" style:contextual-spacing="false" fo:line-height="240%" fo:text-align="justify" style:justify-single-word="false" fo:text-indent="0cm" style:auto-text-indent="false" style:writing-mode="lr-tb"/>
      <style:text-properties fo:font-variant="normal" fo:text-transform="none" fo:color="#2a6099" loext:opacity="100%" style:text-line-through-style="none" style:text-line-through-type="none" style:font-name="Arial" fo:font-size="28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left="0cm" fo:margin-right="0cm" fo:margin-top="0.423cm" fo:margin-bottom="0.247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Georgia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cm" fo:margin-right="0cm" fo:margin-top="0.423cm" fo:margin-bottom="0.247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cm" fo:margin-right="0cm" fo:margin-top="0.423cm" fo:margin-bottom="0.247cm" style:contextual-spacing="false" fo:line-height="179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cm" fo:margin-right="0cm" fo:margin-top="0.423cm" fo:margin-bottom="0.247cm" style:contextual-spacing="false" fo:line-height="179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Georgia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2e9ff7af-7fff-b564-1ca5-558cdeda0189"/>CERTIFICAT</text:p>
      <text:p text:style-name="P2">Certificat de la secretaria del IES Joan Ramis i Ramis:</text:p>
      <text:p text:style-name="P2">[Adrián Pérez Calderón ]</text:p>
      <text:p text:style-name="P3">Amb DNI[*], esta cursant 1r de SMX al centre durant el curs 2024-2026</text:p>
      <text:p text:style-name="P3">Signatura:</text:p>
      <text:p text:style-name="P3"><text:line-break/><text:span text:style-name="T1"/></text:p>
      <text:p text:style-name="P4"><text:line-break/><text:span text:style-name="T1"/></text:p>
      <text:p text:style-name="P5">Secretaria del IES Joan Ramis i Ramis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Georgia" svg:font-family="Georg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08:59:05.765208982</meta:creation-date>
    <dc:date>2024-12-11T08:59:28.481795803</dc:date>
    <meta:editing-duration>PT23S</meta:editing-duration>
    <meta:editing-cycles>1</meta:editing-cycles>
    <meta:document-statistic meta:table-count="0" meta:image-count="0" meta:object-count="0" meta:page-count="1" meta:paragraph-count="8" meta:word-count="36" meta:character-count="207" meta:non-whitespace-character-count="175"/>
    <meta:generator>LibreOffice/24.8.3.2$Linux_X86_64 LibreOffice_project/e14c9fdd1f585efcbb2c5363087a99d20928d522</meta:generator>
  </office:meta>
</office:document-meta>
</file>